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72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true" form:apply-design-mode="false">
          <form:form form:name="フォーム" form:apply-filter="true" form:command-type="table" form:control-implementation="ooo:com.sun.star.form.component.Form" office:target-frame="" xlink:href="" xlink:type="simple">
            <form:text form:name="name" form:control-implementation="ooo:com.sun.star.form.component.TextField" xml:id="control1" form:id="control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age" form:control-implementation="ooo:com.sun.star.form.component.TextField" xml:id="control2" form:id="control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rect draw:style-name="gr1" draw:text-style-name="P2" draw:layer="layout" svg:width="15.1cm" svg:height="2.7cm" svg:x="3.3cm" svg:y="2.2cm">
          <text:p text:style-name="P2">PDF テンプレートサンプル</text:p>
        </draw:rect>
        <draw:frame draw:style-name="gr2" draw:layer="layout" svg:width="1.772cm" svg:height="0.886cm" svg:x="3.328cm" svg:y="6.714cm">
          <draw:text-box>
            <text:p>名前</text:p>
          </draw:text-box>
        </draw:frame>
        <draw:control draw:style-name="standard" draw:text-style-name="P3" draw:layer="layout" svg:width="11.5cm" svg:height="1cm" svg:x="5.466cm" svg:y="6.7cm" draw:control="control1"/>
        <draw:frame draw:style-name="gr3" draw:layer="layout" svg:width="1.772cm" svg:height="0.886cm" svg:x="3.173cm" svg:y="8.408cm">
          <draw:text-box>
            <text:p>年齢</text:p>
          </draw:text-box>
        </draw:frame>
        <draw:control draw:style-name="standard" draw:text-style-name="P3" draw:layer="layout" svg:width="11.5cm" svg:height="1cm" svg:x="5.483cm" svg:y="8.1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9T13:10:39.51</meta:creation-date>
    <dc:date>2013-07-19T15:24:29.24</dc:date>
    <meta:editing-duration>PT1H58M39S</meta:editing-duration>
    <meta:editing-cycles>1</meta:editing-cycles>
    <meta:document-statistic meta:object-count="5"/>
    <meta:generator>OpenOffice.org/3.4.1$Win32 OpenOffice.org_project/341m1$Build-9593</meta:generator>
  </office:meta>
</office:document-meta>
</file>